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D000004BAF9747CB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78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2cm"/>
    </style:style>
    <style:style style:name="gr3" style:family="graphic" style:parent-style-name="standard">
      <style:graphic-properties svg:stroke-width="0.051cm" svg:stroke-color="#ff0000" draw:marker-start-width="0.049cm" draw:marker-end="Arrow" draw:marker-end-width="0.305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fo:min-height="0.359cm"/>
    </style:style>
    <style:style style:name="gr6" style:family="graphic" style:parent-style-name="standard">
      <style:graphic-properties draw:stroke="none" svg:stroke-color="#000000" draw:fill="none" draw:fill-color="#ffffff" fo:min-height="0.621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objectwithoutfill">
      <style:graphic-properties svg:stroke-color="#ff0000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32cm" svg:height="25.919cm" svg:x="1cm" svg:y="1.195cm">
          <draw:image xlink:href="Pictures/10000000000002BD000004BAF9747CB1.jpg" xlink:type="simple" xlink:show="embed" xlink:actuate="onLoad">
            <text:p/>
          </draw:image>
        </draw:frame>
        <draw:frame draw:style-name="gr2" draw:layer="layout" svg:width="0.715cm" svg:height="0.962cm" svg:x="15.824cm" svg:y="-16.51cm">
          <draw:text-box>
            <text:p>4</text:p>
          </draw:text-box>
        </draw:frame>
        <draw:line draw:style-name="gr3" draw:text-style-name="P1" draw:layer="layout" svg:x1="16.591cm" svg:y1="2.708cm" svg:x2="16.581cm" svg:y2="1.873cm">
          <text:p/>
        </draw:line>
        <draw:frame draw:style-name="gr4" draw:layer="layout" svg:width="2.771cm" svg:height="1.114cm" svg:x="17.827cm" svg:y="1.575cm">
          <draw:text-box>
            <text:p><text:s text:c="3"/>0 deg</text:p>
          </draw:text-box>
        </draw:frame>
        <draw:frame draw:style-name="gr2" draw:layer="layout" svg:width="0.715cm" svg:height="0.962cm" svg:x="10.055cm" svg:y="0.812cm">
          <draw:text-box>
            <text:p>4</text:p>
          </draw:text-box>
        </draw:frame>
        <draw:frame draw:style-name="gr5" draw:layer="layout" svg:width="2.469cm" svg:height="0.962cm" svg:x="6.154cm" svg:y="0.836cm">
          <draw:text-box>
            <text:p>Index</text:p>
          </draw:text-box>
        </draw:frame>
        <draw:frame draw:style-name="gr6" draw:layer="layout" svg:width="0.715cm" svg:height="0.962cm" svg:x="3.504cm" svg:y="0.921cm">
          <draw:text-box>
            <text:p>1</text:p>
          </draw:text-box>
        </draw:frame>
        <draw:g>
          <draw:polyline draw:style-name="gr7" draw:text-style-name="P1" draw:layer="layout" svg:width="1.442cm" svg:height="0cm" svg:x="15.843cm" svg:y="2.267cm" svg:viewBox="0 0 1443 0" draw:points="0,0 1443,0 1402,0">
            <text:p/>
          </draw:polyline>
          <draw:polyline draw:style-name="gr7" draw:text-style-name="P1" draw:layer="layout" svg:width="-0.001cm" svg:height="1.34cm" svg:x="16.569cm" svg:y="1.604cm" svg:viewBox="0 0 0 1341" draw:points="0,1341 0,0 0,38">
            <text:p/>
          </draw:polyline>
          <draw:frame draw:style-name="gr6" draw:text-style-name="P2" draw:layer="layout" svg:width="0.715cm" svg:height="0.871cm" svg:x="15.366cm" svg:y="1.912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1.069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4.223cm" svg:viewBox="0 0 1443 0" draw:points="0,0 1443,0 1402,0">
            <text:p/>
          </draw:polyline>
          <draw:polyline draw:style-name="gr7" draw:text-style-name="P1" draw:layer="layout" svg:width="-0.001cm" svg:height="1.34cm" svg:x="16.569cm" svg:y="3.56cm" svg:viewBox="0 0 0 1341" draw:points="0,1341 0,0 0,38">
            <text:p/>
          </draw:polyline>
          <draw:frame draw:style-name="gr6" draw:text-style-name="P2" draw:layer="layout" svg:width="0.715cm" svg:height="0.871cm" svg:x="15.366cm" svg:y="3.868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3.025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6.179cm" svg:viewBox="0 0 1443 0" draw:points="0,0 1443,0 1402,0">
            <text:p/>
          </draw:polyline>
          <draw:polyline draw:style-name="gr7" draw:text-style-name="P1" draw:layer="layout" svg:width="-0.001cm" svg:height="1.34cm" svg:x="16.569cm" svg:y="5.516cm" svg:viewBox="0 0 0 1341" draw:points="0,1341 0,0 0,38">
            <text:p/>
          </draw:polyline>
          <draw:frame draw:style-name="gr6" draw:text-style-name="P2" draw:layer="layout" svg:width="0.715cm" svg:height="0.871cm" svg:x="15.366cm" svg:y="5.824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4.981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8.135cm" svg:viewBox="0 0 1443 0" draw:points="0,0 1443,0 1402,0">
            <text:p/>
          </draw:polyline>
          <draw:polyline draw:style-name="gr7" draw:text-style-name="P1" draw:layer="layout" svg:width="-0.001cm" svg:height="1.34cm" svg:x="16.569cm" svg:y="7.472cm" svg:viewBox="0 0 0 1341" draw:points="0,1341 0,0 0,38">
            <text:p/>
          </draw:polyline>
          <draw:frame draw:style-name="gr6" draw:text-style-name="P2" draw:layer="layout" svg:width="0.715cm" svg:height="0.871cm" svg:x="15.366cm" svg:y="7.78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6.937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10.091cm" svg:viewBox="0 0 1443 0" draw:points="0,0 1443,0 1402,0">
            <text:p/>
          </draw:polyline>
          <draw:polyline draw:style-name="gr7" draw:text-style-name="P1" draw:layer="layout" svg:width="-0.001cm" svg:height="1.34cm" svg:x="16.569cm" svg:y="9.428cm" svg:viewBox="0 0 0 1341" draw:points="0,1341 0,0 0,38">
            <text:p/>
          </draw:polyline>
          <draw:frame draw:style-name="gr6" draw:text-style-name="P2" draw:layer="layout" svg:width="0.715cm" svg:height="0.871cm" svg:x="15.366cm" svg:y="9.736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8.893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12.047cm" svg:viewBox="0 0 1443 0" draw:points="0,0 1443,0 1402,0">
            <text:p/>
          </draw:polyline>
          <draw:polyline draw:style-name="gr7" draw:text-style-name="P1" draw:layer="layout" svg:width="-0.001cm" svg:height="1.34cm" svg:x="16.569cm" svg:y="11.384cm" svg:viewBox="0 0 0 1341" draw:points="0,1341 0,0 0,38">
            <text:p/>
          </draw:polyline>
          <draw:frame draw:style-name="gr6" draw:text-style-name="P2" draw:layer="layout" svg:width="0.715cm" svg:height="0.871cm" svg:x="15.366cm" svg:y="11.692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10.849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14.003cm" svg:viewBox="0 0 1443 0" draw:points="0,0 1443,0 1402,0">
            <text:p/>
          </draw:polyline>
          <draw:polyline draw:style-name="gr7" draw:text-style-name="P1" draw:layer="layout" svg:width="-0.001cm" svg:height="1.34cm" svg:x="16.569cm" svg:y="13.34cm" svg:viewBox="0 0 0 1341" draw:points="0,1341 0,0 0,38">
            <text:p/>
          </draw:polyline>
          <draw:frame draw:style-name="gr6" draw:text-style-name="P2" draw:layer="layout" svg:width="0.715cm" svg:height="0.871cm" svg:x="15.366cm" svg:y="13.648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12.805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15.959cm" svg:viewBox="0 0 1443 0" draw:points="0,0 1443,0 1402,0">
            <text:p/>
          </draw:polyline>
          <draw:polyline draw:style-name="gr7" draw:text-style-name="P1" draw:layer="layout" svg:width="-0.001cm" svg:height="1.34cm" svg:x="16.569cm" svg:y="15.296cm" svg:viewBox="0 0 0 1341" draw:points="0,1341 0,0 0,38">
            <text:p/>
          </draw:polyline>
          <draw:frame draw:style-name="gr6" draw:text-style-name="P2" draw:layer="layout" svg:width="0.715cm" svg:height="0.871cm" svg:x="15.366cm" svg:y="15.604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14.761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17.915cm" svg:viewBox="0 0 1443 0" draw:points="0,0 1443,0 1402,0">
            <text:p/>
          </draw:polyline>
          <draw:polyline draw:style-name="gr7" draw:text-style-name="P1" draw:layer="layout" svg:width="-0.001cm" svg:height="1.34cm" svg:x="16.569cm" svg:y="17.252cm" svg:viewBox="0 0 0 1341" draw:points="0,1341 0,0 0,38">
            <text:p/>
          </draw:polyline>
          <draw:frame draw:style-name="gr6" draw:text-style-name="P2" draw:layer="layout" svg:width="0.715cm" svg:height="0.871cm" svg:x="15.366cm" svg:y="17.56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16.717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19.871cm" svg:viewBox="0 0 1443 0" draw:points="0,0 1443,0 1402,0">
            <text:p/>
          </draw:polyline>
          <draw:polyline draw:style-name="gr7" draw:text-style-name="P1" draw:layer="layout" svg:width="-0.001cm" svg:height="1.34cm" svg:x="16.569cm" svg:y="19.208cm" svg:viewBox="0 0 0 1341" draw:points="0,1341 0,0 0,38">
            <text:p/>
          </draw:polyline>
          <draw:frame draw:style-name="gr6" draw:text-style-name="P2" draw:layer="layout" svg:width="0.715cm" svg:height="0.871cm" svg:x="15.366cm" svg:y="19.516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18.673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21.827cm" svg:viewBox="0 0 1443 0" draw:points="0,0 1443,0 1402,0">
            <text:p/>
          </draw:polyline>
          <draw:polyline draw:style-name="gr7" draw:text-style-name="P1" draw:layer="layout" svg:width="-0.001cm" svg:height="1.34cm" svg:x="16.569cm" svg:y="21.164cm" svg:viewBox="0 0 0 1341" draw:points="0,1341 0,0 0,38">
            <text:p/>
          </draw:polyline>
          <draw:frame draw:style-name="gr6" draw:text-style-name="P2" draw:layer="layout" svg:width="0.715cm" svg:height="0.871cm" svg:x="15.366cm" svg:y="21.472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20.629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23.783cm" svg:viewBox="0 0 1443 0" draw:points="0,0 1443,0 1402,0">
            <text:p/>
          </draw:polyline>
          <draw:polyline draw:style-name="gr7" draw:text-style-name="P1" draw:layer="layout" svg:width="-0.001cm" svg:height="1.34cm" svg:x="16.569cm" svg:y="23.12cm" svg:viewBox="0 0 0 1341" draw:points="0,1341 0,0 0,38">
            <text:p/>
          </draw:polyline>
          <draw:frame draw:style-name="gr6" draw:text-style-name="P2" draw:layer="layout" svg:width="0.715cm" svg:height="0.871cm" svg:x="15.366cm" svg:y="23.428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22.585cm">
            <draw:text-box>
              <text:p text:style-name="P2"><text:span text:style-name="T1">4</text:span></text:p>
            </draw:text-box>
          </draw:frame>
        </draw:g>
        <draw:g>
          <draw:polyline draw:style-name="gr7" draw:text-style-name="P1" draw:layer="layout" svg:width="1.442cm" svg:height="0cm" svg:x="15.843cm" svg:y="25.739cm" svg:viewBox="0 0 1443 0" draw:points="0,0 1443,0 1402,0">
            <text:p/>
          </draw:polyline>
          <draw:polyline draw:style-name="gr7" draw:text-style-name="P1" draw:layer="layout" svg:width="-0.001cm" svg:height="1.34cm" svg:x="16.569cm" svg:y="25.076cm" svg:viewBox="0 0 0 1341" draw:points="0,1341 0,0 0,38">
            <text:p/>
          </draw:polyline>
          <draw:frame draw:style-name="gr6" draw:text-style-name="P2" draw:layer="layout" svg:width="0.715cm" svg:height="0.871cm" svg:x="15.366cm" svg:y="25.384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0.715cm" svg:height="0.87cm" svg:x="16.228cm" svg:y="24.541cm">
            <draw:text-box>
              <text:p text:style-name="P2"><text:span text:style-name="T1">4</text:span></text:p>
            </draw:text-box>
          </draw:frame>
        </draw:g>
        <draw:frame draw:style-name="gr4" draw:layer="layout" svg:width="2.775cm" svg:height="1.114cm" svg:x="17.827cm" svg:y="3.531cm">
          <draw:text-box>
            <text:p><text:s/>30 deg</text:p>
          </draw:text-box>
        </draw:frame>
        <draw:frame draw:style-name="gr4" draw:layer="layout" svg:width="2.775cm" svg:height="1.114cm" svg:x="17.827cm" svg:y="5.487cm">
          <draw:text-box>
            <text:p><text:s/>60 deg</text:p>
          </draw:text-box>
        </draw:frame>
        <draw:frame draw:style-name="gr4" draw:layer="layout" svg:width="2.775cm" svg:height="1.114cm" svg:x="17.827cm" svg:y="7.443cm">
          <draw:text-box>
            <text:p><text:s/>90 deg</text:p>
          </draw:text-box>
        </draw:frame>
        <draw:frame draw:style-name="gr4" draw:layer="layout" svg:width="2.948cm" svg:height="1.114cm" svg:x="17.827cm" svg:y="9.399cm">
          <draw:text-box>
            <text:p>120 deg</text:p>
          </draw:text-box>
        </draw:frame>
        <draw:frame draw:style-name="gr4" draw:layer="layout" svg:width="2.948cm" svg:height="1.114cm" svg:x="17.827cm" svg:y="11.355cm">
          <draw:text-box>
            <text:p>150 deg</text:p>
          </draw:text-box>
        </draw:frame>
        <draw:frame draw:style-name="gr4" draw:layer="layout" svg:width="2.948cm" svg:height="1.114cm" svg:x="17.827cm" svg:y="13.311cm">
          <draw:text-box>
            <text:p>180 deg</text:p>
          </draw:text-box>
        </draw:frame>
        <draw:frame draw:style-name="gr4" draw:layer="layout" svg:width="2.948cm" svg:height="1.114cm" svg:x="17.827cm" svg:y="15.267cm">
          <draw:text-box>
            <text:p>210 deg</text:p>
          </draw:text-box>
        </draw:frame>
        <draw:frame draw:style-name="gr4" draw:layer="layout" svg:width="2.948cm" svg:height="1.114cm" svg:x="17.827cm" svg:y="17.223cm">
          <draw:text-box>
            <text:p>240 deg</text:p>
          </draw:text-box>
        </draw:frame>
        <draw:frame draw:style-name="gr4" draw:layer="layout" svg:width="2.948cm" svg:height="1.114cm" svg:x="17.827cm" svg:y="19.179cm">
          <draw:text-box>
            <text:p>270 deg</text:p>
          </draw:text-box>
        </draw:frame>
        <draw:frame draw:style-name="gr4" draw:layer="layout" svg:width="2.948cm" svg:height="1.114cm" svg:x="17.827cm" svg:y="21.135cm">
          <draw:text-box>
            <text:p>300 deg</text:p>
          </draw:text-box>
        </draw:frame>
        <draw:frame draw:style-name="gr4" draw:layer="layout" svg:width="2.948cm" svg:height="1.114cm" svg:x="17.827cm" svg:y="23.091cm">
          <draw:text-box>
            <text:p>330 deg</text:p>
          </draw:text-box>
        </draw:frame>
        <draw:frame draw:style-name="gr4" draw:layer="layout" svg:width="2.948cm" svg:height="1.114cm" svg:x="17.827cm" svg:y="25.047cm">
          <draw:text-box>
            <text:p>360 deg</text:p>
          </draw:text-box>
        </draw:frame>
        <draw:line draw:style-name="gr3" draw:text-style-name="P1" draw:layer="layout" svg:x1="16.381cm" svg:y1="4.61cm" svg:x2="16.79cm" svg:y2="3.882cm">
          <text:p/>
        </draw:line>
        <draw:line draw:style-name="gr3" draw:text-style-name="P1" draw:layer="layout" svg:x1="16.226cm" svg:y1="6.416cm" svg:x2="16.944cm" svg:y2="5.99cm">
          <text:p/>
        </draw:line>
        <draw:line draw:style-name="gr3" draw:text-style-name="P1" draw:layer="layout" svg:x1="16.168cm" svg:y1="8.164cm" svg:x2="17.003cm" svg:y2="8.154cm">
          <text:p/>
        </draw:line>
        <draw:line draw:style-name="gr3" draw:text-style-name="P1" draw:layer="layout" svg:x1="16.221cm" svg:y1="9.911cm" svg:x2="16.949cm" svg:y2="10.32cm">
          <text:p/>
        </draw:line>
        <draw:line draw:style-name="gr3" draw:text-style-name="P1" draw:layer="layout" svg:x1="16.372cm" svg:y1="11.712cm" svg:x2="16.798cm" svg:y2="12.43cm">
          <text:p/>
        </draw:line>
        <draw:line draw:style-name="gr3" draw:text-style-name="P1" draw:layer="layout" svg:x1="16.58cm" svg:y1="13.61cm" svg:x2="16.59cm" svg:y2="14.445cm">
          <text:p/>
        </draw:line>
        <draw:line draw:style-name="gr3" draw:text-style-name="P1" draw:layer="layout" svg:x1="16.789cm" svg:y1="15.619cm" svg:x2="16.38cm" svg:y2="16.347cm">
          <text:p/>
        </draw:line>
        <draw:line draw:style-name="gr3" draw:text-style-name="P1" draw:layer="layout" svg:x1="16.943cm" svg:y1="17.727cm" svg:x2="16.225cm" svg:y2="18.153cm">
          <text:p/>
        </draw:line>
        <draw:line draw:style-name="gr3" draw:text-style-name="P1" draw:layer="layout" svg:x1="17.002cm" svg:y1="19.891cm" svg:x2="16.167cm" svg:y2="19.901cm">
          <text:p/>
        </draw:line>
        <draw:line draw:style-name="gr3" draw:text-style-name="P1" draw:layer="layout" svg:x1="16.948cm" svg:y1="22.057cm" svg:x2="16.22cm" svg:y2="21.648cm">
          <text:p/>
        </draw:line>
        <draw:line draw:style-name="gr3" draw:text-style-name="P1" draw:layer="layout" svg:x1="16.797cm" svg:y1="24.167cm" svg:x2="16.371cm" svg:y2="23.449cm">
          <text:p/>
        </draw:line>
        <draw:line draw:style-name="gr3" draw:text-style-name="P1" draw:layer="layout" svg:x1="16.589cm" svg:y1="26.182cm" svg:x2="16.579cm" svg:y2="25.347cm">
          <text:p/>
        </draw:line>
        <draw:line draw:style-name="gr7" draw:text-style-name="P1" draw:layer="layout" svg:x1="79.666cm" svg:y1="1.784cm" svg:x2="79.666cm" svg:y2="2.626cm">
          <text:p/>
        </draw:line>
        <draw:line draw:style-name="gr7" draw:text-style-name="P1" draw:layer="layout" svg:x1="155.866cm" svg:y1="1.784cm" svg:x2="155.866cm" svg:y2="2.626cm">
          <text:p/>
        </draw:line>
        <draw:line draw:style-name="gr7" draw:text-style-name="P1" draw:layer="layout" svg:x1="232.066cm" svg:y1="1.784cm" svg:x2="232.066cm" svg:y2="2.626cm">
          <text:p/>
        </draw:line>
        <draw:line draw:style-name="gr7" draw:text-style-name="P1" draw:layer="layout" svg:x1="308.266cm" svg:y1="1.784cm" svg:x2="308.266cm" svg:y2="2.626cm">
          <text:p/>
        </draw:line>
        <draw:line draw:style-name="gr7" draw:text-style-name="P1" draw:layer="layout" svg:x1="384.466cm" svg:y1="1.784cm" svg:x2="384.466cm" svg:y2="2.626cm">
          <text:p/>
        </draw:line>
        <draw:line draw:style-name="gr7" draw:text-style-name="P1" draw:layer="layout" svg:x1="460.666cm" svg:y1="1.784cm" svg:x2="460.666cm" svg:y2="2.626cm">
          <text:p/>
        </draw:line>
        <draw:line draw:style-name="gr7" draw:text-style-name="P1" draw:layer="layout" svg:x1="536.866cm" svg:y1="1.784cm" svg:x2="536.866cm" svg:y2="2.626cm">
          <text:p/>
        </draw:line>
        <draw:line draw:style-name="gr7" draw:text-style-name="P1" draw:layer="layout" svg:x1="613.066cm" svg:y1="1.784cm" svg:x2="613.066cm" svg:y2="2.626cm">
          <text:p/>
        </draw:line>
        <draw:line draw:style-name="gr7" draw:text-style-name="P1" draw:layer="layout" svg:x1="689.266cm" svg:y1="1.784cm" svg:x2="689.266cm" svg:y2="2.626cm">
          <text:p/>
        </draw:line>
        <draw:line draw:style-name="gr7" draw:text-style-name="P1" draw:layer="layout" svg:x1="765.466cm" svg:y1="1.784cm" svg:x2="765.466cm" svg:y2="2.626cm">
          <text:p/>
        </draw:line>
        <draw:line draw:style-name="gr7" draw:text-style-name="P1" draw:layer="layout" svg:x1="841.666cm" svg:y1="1.784cm" svg:x2="841.666cm" svg:y2="2.626cm">
          <text:p/>
        </draw:line>
        <draw:line draw:style-name="gr7" draw:text-style-name="P1" draw:layer="layout" svg:x1="917.866cm" svg:y1="1.784cm" svg:x2="917.866cm" svg:y2="2.626cm">
          <text:p/>
        </draw:line>
        <draw:g>
          <draw:polyline draw:style-name="gr7" draw:text-style-name="P1" draw:layer="layout" svg:width="11.631cm" svg:height="0.057cm" svg:x="1.624cm" svg:y="2.493cm" svg:viewBox="0 0 11632 58" draw:points="0,0 11632,0 11632,58">
            <text:p/>
          </draw:polyline>
          <draw:line draw:style-name="gr8" draw:text-style-name="P1" draw:layer="layout" svg:x1="2.054cm" svg:y1="2.041cm" svg:x2="2.054cm" svg:y2="2.844cm">
            <text:p/>
          </draw:line>
          <draw:line draw:style-name="gr7" draw:text-style-name="P1" draw:layer="layout" svg:x1="2.664cm" svg:y1="2.041cm" svg:x2="2.664cm" svg:y2="2.844cm">
            <text:p/>
          </draw:line>
          <draw:line draw:style-name="gr8" draw:text-style-name="P1" draw:layer="layout" svg:x1="3.274cm" svg:y1="2.041cm" svg:x2="3.274cm" svg:y2="2.844cm">
            <text:p/>
          </draw:line>
          <draw:line draw:style-name="gr7" draw:text-style-name="P1" draw:layer="layout" svg:x1="3.884cm" svg:y1="2.041cm" svg:x2="3.884cm" svg:y2="2.844cm">
            <text:p/>
          </draw:line>
          <draw:line draw:style-name="gr8" draw:text-style-name="P1" draw:layer="layout" svg:x1="4.494cm" svg:y1="2.041cm" svg:x2="4.494cm" svg:y2="2.844cm">
            <text:p/>
          </draw:line>
          <draw:line draw:style-name="gr7" draw:text-style-name="P1" draw:layer="layout" svg:x1="5.104cm" svg:y1="2.041cm" svg:x2="5.104cm" svg:y2="2.844cm">
            <text:p/>
          </draw:line>
          <draw:line draw:style-name="gr8" draw:text-style-name="P1" draw:layer="layout" svg:x1="5.714cm" svg:y1="2.041cm" svg:x2="5.714cm" svg:y2="2.844cm">
            <text:p/>
          </draw:line>
          <draw:line draw:style-name="gr7" draw:text-style-name="P1" draw:layer="layout" svg:x1="6.324cm" svg:y1="2.041cm" svg:x2="6.324cm" svg:y2="2.844cm">
            <text:p/>
          </draw:line>
          <draw:line draw:style-name="gr8" draw:text-style-name="P1" draw:layer="layout" svg:x1="6.934cm" svg:y1="2.041cm" svg:x2="6.934cm" svg:y2="2.844cm">
            <text:p/>
          </draw:line>
          <draw:line draw:style-name="gr7" draw:text-style-name="P1" draw:layer="layout" svg:x1="7.544cm" svg:y1="2.041cm" svg:x2="7.544cm" svg:y2="2.844cm">
            <text:p/>
          </draw:line>
          <draw:line draw:style-name="gr8" draw:text-style-name="P1" draw:layer="layout" svg:x1="8.154cm" svg:y1="2.041cm" svg:x2="8.154cm" svg:y2="2.844cm">
            <text:p/>
          </draw:line>
          <draw:line draw:style-name="gr7" draw:text-style-name="P1" draw:layer="layout" svg:x1="8.764cm" svg:y1="2.041cm" svg:x2="8.764cm" svg:y2="2.844cm">
            <text:p/>
          </draw:line>
          <draw:line draw:style-name="gr8" draw:text-style-name="P1" draw:layer="layout" svg:x1="9.374cm" svg:y1="2.041cm" svg:x2="9.374cm" svg:y2="2.844cm">
            <text:p/>
          </draw:line>
          <draw:line draw:style-name="gr7" draw:text-style-name="P1" draw:layer="layout" svg:x1="9.984cm" svg:y1="2.041cm" svg:x2="9.984cm" svg:y2="2.844cm">
            <text:p/>
          </draw:line>
          <draw:line draw:style-name="gr8" draw:text-style-name="P1" draw:layer="layout" svg:x1="10.594cm" svg:y1="2.041cm" svg:x2="10.594cm" svg:y2="2.844cm">
            <text:p/>
          </draw:line>
          <draw:line draw:style-name="gr7" draw:text-style-name="P1" draw:layer="layout" svg:x1="11.204cm" svg:y1="2.041cm" svg:x2="11.204cm" svg:y2="2.844cm">
            <text:p/>
          </draw:line>
          <draw:line draw:style-name="gr8" draw:text-style-name="P1" draw:layer="layout" svg:x1="11.814cm" svg:y1="2.041cm" svg:x2="11.814cm" svg:y2="2.844cm">
            <text:p/>
          </draw:line>
          <draw:line draw:style-name="gr7" draw:text-style-name="P1" draw:layer="layout" svg:x1="12.424cm" svg:y1="2.041cm" svg:x2="12.424cm" svg:y2="2.844cm">
            <text:p/>
          </draw:line>
          <draw:line draw:style-name="gr8" draw:text-style-name="P1" draw:layer="layout" svg:x1="13.034cm" svg:y1="2.041cm" svg:x2="13.034cm" svg:y2="2.84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m Kaminski</meta:initial-creator>
    <meta:creation-date>2015-04-22T11:06:47</meta:creation-date>
    <dc:date>2015-05-03T21:52:56</dc:date>
    <dc:creator>Tom Kaminski</dc:creator>
    <meta:editing-duration>PT4H17M52S</meta:editing-duration>
    <meta:editing-cycles>3</meta:editing-cycles>
    <meta:generator>OpenOffice.org/3.3$Unix OpenOffice.org_project/330m20$Build-9567</meta:generator>
    <meta:document-statistic meta:object-count="129"/>
  </office:meta>
</office:document-meta>
</file>